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5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9"/>
    <style:style style:name="ce5" style:family="table-cell" style:parent-style-name="Default">
      <style:table-cell-properties fo:background-color="#ffcc00" fo:border="0.06pt solid #000000"/>
    </style:style>
    <style:style style:name="ce6" style:family="table-cell" style:parent-style-name="Default">
      <style:text-properties fo:font-size="10pt" style:font-size-asian="18pt" style:font-size-complex="18pt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9ff99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oint we’re going to rotate around the hip is (Xg, Yg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lative to the hip, this is the vector ( Xg – Xh, 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ur angle of rotation is 45 degrees clockwise, or 45/180*PI radia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ring to <text:a xlink:href="https://matthew-brett.github.io/teaching/rotation_2d.html" xlink:type="simple">https://matthew-brett.github.io/teaching/rotation_2d.html</text:a> for the rotation formula..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e’re rotating clockwise, so we’ll use an angle of <text:span text:style-name="T1">minus</text:span> 45/180*PI radia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’ll call that angle Bet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x is <text:s text:c="3"/>cos(beta) * (Xg – Xh) <text:s/>- <text:s/>sin(beta) * (Yg - Y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y is <text:s text:c="3"/>sin(beta) <text:s/>* (Xg - Xh) + cos(beta) * (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al rotated X = new x + X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l rotated Y = new y + Y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hip to spine : <text:s/></text:p>
          </table:table-cell>
          <table:covered-table-cell/>
          <table:table-cell office:value-type="float" office:value="6.9429" calcext:value-type="float">
            <text:p>6.94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beta angle: </text:p>
          </table:table-cell>
          <table:covered-table-cell/>
          <table:table-cell table:formula="of:=-1*45/180*3.1415926" office:value-type="float" office:value="-0.78539815" calcext:value-type="float">
            <text:p>-0.785398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xh: </text:p>
          </table:table-cell>
          <table:covered-table-cell/>
          <table:table-cell table:style-name="ce6" office:value-type="float" office:value="8.87489" calcext:value-type="float">
            <text:p>8.874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yh: </text:p>
          </table:table-cell>
          <table:covered-table-cell/>
          <table:table-cell table:style-name="ce6" office:value-type="float" office:value="-5.0475" calcext:value-type="float">
            <text:p>-5.0475</text:p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3" table:number-rows-spanned="1">
            <text:p>Right middle leg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Global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front right leg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global</text:p>
          </table:table-cell>
          <table:covered-table-cell table:number-columns-repeated="2" table:style-name="ce5"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4" table:formula="of:=-1*[.E27]-[.C$19]" office:value-type="float" office:value="3.0571" calcext:value-type="float">
            <text:p>3.057</text:p>
          </table:table-cell>
          <table:table-cell table:style-name="ce4" table:formula="of:=[.F27]" office:value-type="float" office:value="-7" calcext:value-type="float">
            <text:p>-7.000</text:p>
          </table:table-cell>
          <table:table-cell table:style-name="ce4" table:formula="of:=[.D27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27]-yh)" office:value-type="float" office:value="2.17619890868575" calcext:value-type="float">
            <text:p>2.176</text:p>
          </table:table-cell>
          <table:table-cell table:style-name="ce4" table:formula="of:=[.M27]" office:value-type="float" office:value="-5" calcext:value-type="float">
            <text:p>-5.000</text:p>
          </table:table-cell>
          <table:table-cell table:style-name="ce4" table:formula="of:=[.N27]-xh" office:value-type="float" office:value="-0.58505305053043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27]-xh) -SIN(beta)*([.L27]-yh) +xh" office:value-type="float" office:value="8.28983694946957" calcext:value-type="float">
            <text:p>8.290</text:p>
          </table:table-cell>
          <table:table-cell table:style-name="ce4" table:formula="of:=SIN(beta)*([.K27]-xh) + COS(beta)*([.L27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28]-[.C$19]" office:value-type="float" office:value="3.0571" calcext:value-type="float">
            <text:p>3.057</text:p>
          </table:table-cell>
          <table:table-cell table:style-name="ce4" table:formula="of:=[.F28]" office:value-type="float" office:value="-7" calcext:value-type="float">
            <text:p>-7.000</text:p>
          </table:table-cell>
          <table:table-cell table:style-name="ce4" table:formula="of:=[.D28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28]-yh)" office:value-type="float" office:value="2.88330568039887" calcext:value-type="float">
            <text:p>2.883</text:p>
          </table:table-cell>
          <table:table-cell table:style-name="ce4" table:formula="of:=[.M28]" office:value-type="float" office:value="-5" calcext:value-type="float">
            <text:p>-5.000</text:p>
          </table:table-cell>
          <table:table-cell table:style-name="ce4" table:formula="of:=[.N28]-xh" office:value-type="float" office:value="0.122053740129548" calcext:value-type="float">
            <text:p>0.122</text:p>
          </table:table-cell>
          <table:table-cell table:style-name="ce4" office:value-type="float" office:value="11" calcext:value-type="float">
            <text:p>11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28]-xh) -SIN(beta)*([.L28]-yh) +xh" office:value-type="float" office:value="8.99694374012955" calcext:value-type="float">
            <text:p>8.997</text:p>
          </table:table-cell>
          <table:table-cell table:style-name="ce4" table:formula="of:=SIN(beta)*([.K28]-xh) + COS(beta)*([.L28]-yh) + yh" office:value-type="float" office:value="-7.93080568039887" calcext:value-type="float">
            <text:p>-7.931</text:p>
          </table:table-cell>
        </table:table-row>
        <table:table-row table:style-name="ro1">
          <table:table-cell table:style-name="ce4" table:formula="of:=-1*[.E29]-[.C$19]" office:value-type="float" office:value="3.0571" calcext:value-type="float">
            <text:p>3.057</text:p>
          </table:table-cell>
          <table:table-cell table:style-name="ce4" table:formula="of:=[.F29]" office:value-type="float" office:value="-7" calcext:value-type="float">
            <text:p>-7.000</text:p>
          </table:table-cell>
          <table:table-cell table:style-name="ce4" table:formula="of:=[.D29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29]-yh)" office:value-type="float" office:value="1.46909213697263" calcext:value-type="float">
            <text:p>1.469</text:p>
          </table:table-cell>
          <table:table-cell table:style-name="ce4" table:formula="of:=[.M29]" office:value-type="float" office:value="-5" calcext:value-type="float">
            <text:p>-5.000</text:p>
          </table:table-cell>
          <table:table-cell table:style-name="ce4" table:formula="of:=[.N29]-xh" office:value-type="float" office:value="-1.2921598411904" calcext:value-type="float">
            <text:p>-1.292</text:p>
          </table:table-cell>
          <table:table-cell table:style-name="ce4" office:value-type="float" office:value="9" calcext:value-type="float">
            <text:p>9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29]-xh) -SIN(beta)*([.L29]-yh) +xh" office:value-type="float" office:value="7.5827301588096" calcext:value-type="float">
            <text:p>7.583</text:p>
          </table:table-cell>
          <table:table-cell table:style-name="ce4" table:formula="of:=SIN(beta)*([.K29]-xh) + COS(beta)*([.L29]-yh) + yh" office:value-type="float" office:value="-6.51659213697263" calcext:value-type="float">
            <text:p>-6.517</text:p>
          </table:table-cell>
        </table:table-row>
        <table:table-row table:style-name="ro1">
          <table:table-cell table:style-name="ce4" table:formula="of:=-1*[.E30]-[.C$19]" office:value-type="float" office:value="3.0571" calcext:value-type="float">
            <text:p>3.057</text:p>
          </table:table-cell>
          <table:table-cell table:style-name="ce4" table:formula="of:=[.F30]" office:value-type="float" office:value="-7" calcext:value-type="float">
            <text:p>-7.000</text:p>
          </table:table-cell>
          <table:table-cell table:style-name="ce4" table:formula="of:=[.D30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0]-yh)" office:value-type="float" office:value="2.17619890868575" calcext:value-type="float">
            <text:p>2.176</text:p>
          </table:table-cell>
          <table:table-cell table:style-name="ce4" table:formula="of:=[.M30]" office:value-type="float" office:value="4" calcext:value-type="float">
            <text:p>4.000</text:p>
          </table:table-cell>
          <table:table-cell table:style-name="ce4" table:formula="of:=[.N30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4" calcext:value-type="float">
            <text:p>4.000</text:p>
          </table:table-cell>
          <table:table-cell table:style-name="ce4" table:formula="of:=COS(beta)*([.K30]-xh) -SIN(beta)*([.L30]-yh) +xh" office:value-type="float" office:value="8.28983694946957" calcext:value-type="float">
            <text:p>8.290</text:p>
          </table:table-cell>
          <table:table-cell table:style-name="ce4" table:formula="of:=SIN(beta)*([.K30]-xh) + COS(beta)*([.L30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1]-[.C$19]" office:value-type="float" office:value="3.0571" calcext:value-type="float">
            <text:p>3.057</text:p>
          </table:table-cell>
          <table:table-cell table:style-name="ce4" table:formula="of:=[.F31]" office:value-type="float" office:value="-7" calcext:value-type="float">
            <text:p>-7.000</text:p>
          </table:table-cell>
          <table:table-cell table:style-name="ce4" table:formula="of:=[.D31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1]-yh)" office:value-type="float" office:value="2.17619890868575" calcext:value-type="float">
            <text:p>2.176</text:p>
          </table:table-cell>
          <table:table-cell table:style-name="ce4" table:formula="of:=[.M31]" office:value-type="float" office:value="-5" calcext:value-type="float">
            <text:p>-5.000</text:p>
          </table:table-cell>
          <table:table-cell table:style-name="ce4" table:formula="of:=[.N31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1]-xh) -SIN(beta)*([.L31]-yh) +xh" office:value-type="float" office:value="8.28983694946957" calcext:value-type="float">
            <text:p>8.290</text:p>
          </table:table-cell>
          <table:table-cell table:style-name="ce4" table:formula="of:=SIN(beta)*([.K31]-xh) + COS(beta)*([.L31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2]-[.C$19]" office:value-type="float" office:value="3.0571" calcext:value-type="float">
            <text:p>3.057</text:p>
          </table:table-cell>
          <table:table-cell table:style-name="ce4" table:formula="of:=[.F32]" office:value-type="float" office:value="-7" calcext:value-type="float">
            <text:p>-7.000</text:p>
          </table:table-cell>
          <table:table-cell table:style-name="ce4" table:formula="of:=[.D32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2]-yh)" office:value-type="float" office:value="2.17619890868575" calcext:value-type="float">
            <text:p>2.176</text:p>
          </table:table-cell>
          <table:table-cell table:style-name="ce4" table:formula="of:=[.M32]" office:value-type="float" office:value="-5" calcext:value-type="float">
            <text:p>-5.000</text:p>
          </table:table-cell>
          <table:table-cell table:style-name="ce4" table:formula="of:=[.N32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2]-xh) -SIN(beta)*([.L32]-yh) +xh" office:value-type="float" office:value="8.28983694946957" calcext:value-type="float">
            <text:p>8.290</text:p>
          </table:table-cell>
          <table:table-cell table:style-name="ce4" table:formula="of:=SIN(beta)*([.K32]-xh) + COS(beta)*([.L32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3]-[.C$19]" office:value-type="float" office:value="3.0571" calcext:value-type="float">
            <text:p>3.057</text:p>
          </table:table-cell>
          <table:table-cell table:style-name="ce4" table:formula="of:=[.F33]" office:value-type="float" office:value="-7" calcext:value-type="float">
            <text:p>-7.000</text:p>
          </table:table-cell>
          <table:table-cell table:style-name="ce4" table:formula="of:=[.D33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3]-yh)" office:value-type="float" office:value="2.17619890868575" calcext:value-type="float">
            <text:p>2.176</text:p>
          </table:table-cell>
          <table:table-cell table:style-name="ce4" table:formula="of:=[.M33]" office:value-type="float" office:value="-5" calcext:value-type="float">
            <text:p>-5.000</text:p>
          </table:table-cell>
          <table:table-cell table:style-name="ce4" table:formula="of:=[.N33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3]-xh) -SIN(beta)*([.L33]-yh) +xh" office:value-type="float" office:value="8.28983694946957" calcext:value-type="float">
            <text:p>8.290</text:p>
          </table:table-cell>
          <table:table-cell table:style-name="ce4" table:formula="of:=SIN(beta)*([.K33]-xh) + COS(beta)*([.L33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4]-[.C$19]" office:value-type="float" office:value="3.0571" calcext:value-type="float">
            <text:p>3.057</text:p>
          </table:table-cell>
          <table:table-cell table:style-name="ce4" table:formula="of:=[.F34]" office:value-type="float" office:value="-7" calcext:value-type="float">
            <text:p>-7.000</text:p>
          </table:table-cell>
          <table:table-cell table:style-name="ce4" table:formula="of:=[.D34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4]-yh)" office:value-type="float" office:value="2.17619890868575" calcext:value-type="float">
            <text:p>2.176</text:p>
          </table:table-cell>
          <table:table-cell table:style-name="ce4" table:formula="of:=[.M34]" office:value-type="float" office:value="-5" calcext:value-type="float">
            <text:p>-5.000</text:p>
          </table:table-cell>
          <table:table-cell table:style-name="ce4" table:formula="of:=[.N34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4]-xh) -SIN(beta)*([.L34]-yh) +xh" office:value-type="float" office:value="8.28983694946957" calcext:value-type="float">
            <text:p>8.290</text:p>
          </table:table-cell>
          <table:table-cell table:style-name="ce4" table:formula="of:=SIN(beta)*([.K34]-xh) + COS(beta)*([.L34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5]-[.C$19]" office:value-type="float" office:value="3.0571" calcext:value-type="float">
            <text:p>3.057</text:p>
          </table:table-cell>
          <table:table-cell table:style-name="ce4" table:formula="of:=[.F35]" office:value-type="float" office:value="-7" calcext:value-type="float">
            <text:p>-7.000</text:p>
          </table:table-cell>
          <table:table-cell table:style-name="ce4" table:formula="of:=[.D35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5]-yh)" office:value-type="float" office:value="2.17619890868575" calcext:value-type="float">
            <text:p>2.176</text:p>
          </table:table-cell>
          <table:table-cell table:style-name="ce4" table:formula="of:=[.M35]" office:value-type="float" office:value="-5" calcext:value-type="float">
            <text:p>-5.000</text:p>
          </table:table-cell>
          <table:table-cell table:style-name="ce4" table:formula="of:=[.N35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5]-xh) -SIN(beta)*([.L35]-yh) +xh" office:value-type="float" office:value="8.28983694946957" calcext:value-type="float">
            <text:p>8.290</text:p>
          </table:table-cell>
          <table:table-cell table:style-name="ce4" table:formula="of:=SIN(beta)*([.K35]-xh) + COS(beta)*([.L35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6]-[.C$19]" office:value-type="float" office:value="3.0571" calcext:value-type="float">
            <text:p>3.057</text:p>
          </table:table-cell>
          <table:table-cell table:style-name="ce4" table:formula="of:=[.F36]" office:value-type="float" office:value="-7" calcext:value-type="float">
            <text:p>-7.000</text:p>
          </table:table-cell>
          <table:table-cell table:style-name="ce4" table:formula="of:=[.D36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6]-yh)" office:value-type="float" office:value="2.17619890868575" calcext:value-type="float">
            <text:p>2.176</text:p>
          </table:table-cell>
          <table:table-cell table:style-name="ce4" table:formula="of:=[.M36]" office:value-type="float" office:value="-5" calcext:value-type="float">
            <text:p>-5.000</text:p>
          </table:table-cell>
          <table:table-cell table:style-name="ce4" table:formula="of:=[.N36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6]-xh) -SIN(beta)*([.L36]-yh) +xh" office:value-type="float" office:value="8.28983694946957" calcext:value-type="float">
            <text:p>8.290</text:p>
          </table:table-cell>
          <table:table-cell table:style-name="ce4" table:formula="of:=SIN(beta)*([.K36]-xh) + COS(beta)*([.L36]-yh) + yh" office:value-type="float" office:value="-7.22369890868575" calcext:value-type="float">
            <text:p>-7.224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global to local coordinate transla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lobal coordinates are (Xg, Yg, Zg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ocal coordinates for same position are (Xl,Yl, Zl) with formulas that vary for each leg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ight middle le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 = <text:s/>-1 * Yg – hipToSpi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l = Xg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ight Front Le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or rotation of X and Z axes by 45 degrees clockwise,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Yr =SIN(beta)*(Xh-Xh) + COS(beta)*(Yg-Yh) + y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l = -1*(Yr – Yh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Yl = Z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<text:s/>COS(beta)*(Xg-xH) -SIN(beta)*(Yg-Yh) +Xh</text:p>
          </table:table-cell>
        </table:table-row>
      </table:table>
      <table:named-expressions>
        <table:named-range table:name="beta" table:base-cell-address="$Sheet1.$C$20" table:cell-range-address="$Sheet1.$C$20"/>
        <table:named-range table:name="xh" table:base-cell-address="$Sheet1.$C$21" table:cell-range-address="$Sheet1.$C$21"/>
        <table:named-range table:name="yh" table:base-cell-address="$Sheet1.$C$21" table:cell-range-address="$Sheet1.$C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00-00-00</text:date>, <text:time style:data-style-name="N2" text:time-value="16:53:04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4:57:15.531000000</meta:creation-date>
    <dc:date>2021-11-17T17:00:07.959000000</dc:date>
    <meta:editing-duration>PT13M22S</meta:editing-duration>
    <meta:editing-cycles>2</meta:editing-cycles>
    <meta:generator>LibreOffice/7.1.6.2$Windows_X86_64 LibreOffice_project/0e133318fcee89abacd6a7d077e292f1145735c3</meta:generator>
    <meta:document-statistic meta:table-count="2" meta:cell-count="191" meta:object-count="0"/>
  </office:meta>
</office:document-meta>
</file>